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fo:font-size="20pt" fo:font-weight="normal" officeooo:rsid="000ef46d" officeooo:paragraph-rsid="0010346a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fo:font-size="20pt" fo:font-weight="normal" officeooo:rsid="000ef46d" officeooo:paragraph-rsid="00145d7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officeooo:paragraph-rsid="0010346a" style:font-size-asian="14pt" style:font-name-complex="Arial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officeooo:paragraph-rsid="00145d73" style:font-size-asian="14pt" style:font-name-complex="Arial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0346a" style:font-size-asian="20pt" style:font-name-complex="Arial1" style:font-size-complex="20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45d73" style:font-size-asian="20pt" style:font-name-complex="Arial1" style:font-size-complex="20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paragraph-rsid="0010346a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paragraph-rsid="00145d73" style:font-size-asian="20pt" style:font-size-complex="20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10346a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145d73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20pt" style:font-size-asian="20pt" style:font-name-complex="Arial1" style:font-size-complex="2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26pt" fo:font-weight="bold" style:font-size-asian="26pt" style:font-weight-asian="bold" style:font-name-complex="Arial1" style:font-size-complex="26pt"/>
    </style:style>
    <style:style style:name="T6" style:family="text">
      <style:text-properties style:font-name="Arial" fo:font-size="26pt" fo:font-weight="normal" style:font-size-asian="26pt" style:font-weight-asian="normal" style:font-name-complex="Arial1" style:font-size-complex="26pt" style:font-weight-complex="normal"/>
    </style:style>
    <style:style style:name="T7" style:family="text">
      <style:text-properties style:font-name="Arial" fo:font-size="26pt" style:font-size-asian="26pt" style:font-name-complex="Arial1" style:font-size-complex="26pt"/>
    </style:style>
    <style:style style:name="T8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80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2.50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3.466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7">Lindo És</text:span><text:span text:style-name="T2"><text:tab/><text:tab/><text:tab/></text:span><text:span text:style-name="T4">Livres Para Adorar<text:tab/><text:tab/></text:span><text:span text:style-name="T6">[ <text:s text:c="3"/>]</text:span></text:p>
      <text:p text:style-name="P3"><draw:custom-shape text:anchor-type="paragraph" draw:z-index="2" draw:style-name="gr3" draw:text-style-name="P11" svg:width="0.318cm" svg:height="3.599cm" svg:x="13.055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text:span text:style-name="T3">Lindo, lindo, lindo és</text:span></text:p>
      <text:p text:style-name="P7"><draw:frame text:anchor-type="paragraph" draw:z-index="3" draw:style-name="gr2" draw:text-style-name="P13" svg:width="1.059cm" svg:height="0.489cm" svg:x="13.531cm" svg:y="0.582cm"><draw:text-box><text:p text:style-name="P12"><text:span text:style-name="T8">4x</text:span></text:p></draw:text-box></draw:frame><text:span text:style-name="T3">Glória, glória eu Te dou, Jesus, Jesus</text:span></text:p>
      <text:p text:style-name="P7"><text:span text:style-name="T3">Lindo, lindo, lindo és</text:span></text:p>
      <text:p text:style-name="P7"><text:span text:style-name="T3">Glória, glória eu Te dou, Jesus, Jesus</text:span></text:p>
      <text:p text:style-name="P5"><draw:custom-shape text:anchor-type="paragraph" draw:z-index="0" draw:style-name="gr1" draw:text-style-name="P11" svg:width="0.318cm" svg:height="2.805cm" svg:x="11.308cm" svg:y="0.66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text:span text:style-name="T3">Me leva a sala do trono</text:span></text:p>
      <text:p text:style-name="P7"><draw:frame text:anchor-type="paragraph" draw:z-index="1" draw:style-name="gr2" draw:text-style-name="P13" svg:width="1.059cm" svg:height="0.489cm" svg:x="11.943cm" svg:y="0.273cm"><draw:text-box><text:p text:style-name="P12"><text:span text:style-name="T8">4x</text:span></text:p></draw:text-box></draw:frame><text:span text:style-name="T3">Mostra Tua beleza</text:span></text:p>
      <text:p text:style-name="P7"><text:span text:style-name="T3">Quero ver Tua face Deus</text:span></text:p>
      <text:p text:style-name="P5"><draw:custom-shape text:anchor-type="paragraph" draw:z-index="6" draw:style-name="gr5" draw:text-style-name="P11" svg:width="0.239cm" svg:height="3.467cm" svg:x="13.107cm" svg:y="0.8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text:span text:style-name="T3">Lindo, lindo, lindo és</text:span></text:p>
      <text:p text:style-name="P7"><draw:frame text:anchor-type="paragraph" draw:z-index="7" draw:style-name="gr2" draw:text-style-name="P13" svg:width="1.059cm" svg:height="0.489cm" svg:x="13.531cm" svg:y="0.582cm"><draw:text-box><text:p text:style-name="P12"><text:span text:style-name="T8">2x</text:span></text:p></draw:text-box></draw:frame><text:span text:style-name="T3">Glória, glória eu Te dou, Jesus, Jesus</text:span></text:p>
      <text:p text:style-name="P7"><text:span text:style-name="T3">Lindo, lindo, lindo és</text:span></text:p>
      <text:p text:style-name="P7"><text:span text:style-name="T3">Glória, glória eu Te dou, Jesus, Jesus</text:span></text:p>
      <text:p text:style-name="P5"/>
      <text:p text:style-name="P7"><draw:custom-shape text:anchor-type="paragraph" draw:z-index="4" draw:style-name="gr4" draw:text-style-name="P11" svg:width="0.318cm" svg:height="2.505cm" svg:x="11.15cm" svg:y="0.0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3">** Me leva a sala do trono</text:span></text:p>
      <text:p text:style-name="P7"><draw:frame text:anchor-type="paragraph" draw:z-index="5" draw:style-name="gr2" draw:text-style-name="P13" svg:width="1.059cm" svg:height="0.489cm" svg:x="11.705cm" svg:y="0.141cm"><draw:text-box><text:p text:style-name="P12"><text:span text:style-name="T8">2x</text:span></text:p></draw:text-box></draw:frame><text:span text:style-name="T3">Mostra Tua beleza</text:span></text:p>
      <text:p text:style-name="P7"><text:span text:style-name="T3">Quero ver Tua face Deus</text:span></text:p>
      <text:p text:style-name="P5"/>
      <text:p text:style-name="P7"><text:span text:style-name="T3">Só quero, só quero, ver Você</text:span></text:p>
      <text:p text:style-name="P7"><text:span text:style-name="T3">Só quero, só quero, ver Você</text:span></text:p>
      <text:p text:style-name="P1"><text:span text:style-name="T3">Só quero, só quero, ver Você</text:span></text:p>
      <text:p text:style-name="P10"><text:span text:style-name="T7">Lindo És</text:span><text:span text:style-name="T2"><text:tab/><text:tab/><text:tab/></text:span><text:span text:style-name="T4">Livres Para Adorar<text:tab/><text:tab/></text:span><text:span text:style-name="T6">[ <text:s text:c="3"/>]</text:span></text:p>
      <text:p text:style-name="P4"><draw:custom-shape text:anchor-type="paragraph" draw:z-index="10" draw:style-name="gr3" draw:text-style-name="P11" svg:width="0.318cm" svg:height="3.599cm" svg:x="13.055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8"><text:span text:style-name="T3">Lindo, lindo, lindo és</text:span></text:p>
      <text:p text:style-name="P8"><draw:frame text:anchor-type="paragraph" draw:z-index="11" draw:style-name="gr2" draw:text-style-name="P13" svg:width="1.059cm" svg:height="0.489cm" svg:x="13.531cm" svg:y="0.582cm"><draw:text-box><text:p text:style-name="P12"><text:span text:style-name="T8">4x</text:span></text:p></draw:text-box></draw:frame><text:span text:style-name="T3">Glória, glória eu Te dou, Jesus, Jesus</text:span></text:p>
      <text:p text:style-name="P8"><text:span text:style-name="T3">Lindo, lindo, lindo és</text:span></text:p>
      <text:p text:style-name="P8"><text:span text:style-name="T3">Glória, glória eu Te dou, Jesus, Jesus</text:span></text:p>
      <text:p text:style-name="P6"><draw:custom-shape text:anchor-type="paragraph" draw:z-index="8" draw:style-name="gr1" draw:text-style-name="P11" svg:width="0.318cm" svg:height="2.805cm" svg:x="11.308cm" svg:y="0.66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8"><text:span text:style-name="T3">Me leva a sala do trono</text:span></text:p>
      <text:p text:style-name="P8"><draw:frame text:anchor-type="paragraph" draw:z-index="9" draw:style-name="gr2" draw:text-style-name="P13" svg:width="1.059cm" svg:height="0.489cm" svg:x="11.943cm" svg:y="0.273cm"><draw:text-box><text:p text:style-name="P12"><text:span text:style-name="T8">4x</text:span></text:p></draw:text-box></draw:frame><text:span text:style-name="T3">Mostra Tua beleza</text:span></text:p>
      <text:p text:style-name="P8"><text:span text:style-name="T3">Quero ver Tua face Deus</text:span></text:p>
      <text:p text:style-name="P6"><draw:custom-shape text:anchor-type="paragraph" draw:z-index="14" draw:style-name="gr5" draw:text-style-name="P11" svg:width="0.239cm" svg:height="3.467cm" svg:x="13.107cm" svg:y="0.8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8"><text:span text:style-name="T3">Lindo, lindo, lindo és</text:span></text:p>
      <text:p text:style-name="P8"><draw:frame text:anchor-type="paragraph" draw:z-index="15" draw:style-name="gr2" draw:text-style-name="P13" svg:width="1.059cm" svg:height="0.489cm" svg:x="13.531cm" svg:y="0.582cm"><draw:text-box><text:p text:style-name="P12"><text:span text:style-name="T8">2x</text:span></text:p></draw:text-box></draw:frame><text:span text:style-name="T3">Glória, glória eu Te dou, Jesus, Jesus</text:span></text:p>
      <text:p text:style-name="P8"><text:span text:style-name="T3">Lindo, lindo, lindo és</text:span></text:p>
      <text:p text:style-name="P8"><text:span text:style-name="T3">Glória, glória eu Te dou, Jesus, Jesus</text:span></text:p>
      <text:p text:style-name="P6"/>
      <text:p text:style-name="P8"><draw:custom-shape text:anchor-type="paragraph" draw:z-index="12" draw:style-name="gr4" draw:text-style-name="P11" svg:width="0.318cm" svg:height="2.505cm" svg:x="11.15cm" svg:y="0.0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3">** Me leva a sala do trono</text:span></text:p>
      <text:p text:style-name="P8"><draw:frame text:anchor-type="paragraph" draw:z-index="13" draw:style-name="gr2" draw:text-style-name="P13" svg:width="1.059cm" svg:height="0.489cm" svg:x="11.705cm" svg:y="0.141cm"><draw:text-box><text:p text:style-name="P12"><text:span text:style-name="T8">2x</text:span></text:p></draw:text-box></draw:frame><text:span text:style-name="T3">Mostra Tua beleza</text:span></text:p>
      <text:p text:style-name="P8"><text:span text:style-name="T3">Quero ver Tua face Deus</text:span></text:p>
      <text:p text:style-name="P6"/>
      <text:p text:style-name="P8"><text:span text:style-name="T3">Só quero, só quero, ver Você</text:span></text:p>
      <text:p text:style-name="P8"><text:span text:style-name="T3">Só quero, só quero, ver Você</text:span></text:p>
      <text:p text:style-name="P2"><text:span text:style-name="T3">Só quero, só quero, ver Voc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02T20:25:48.628620203</dc:date>
    <meta:editing-cycles>18</meta:editing-cycles>
    <meta:editing-duration>PT24M32S</meta:editing-duration>
    <meta:generator>LibreOffice/5.2.7.2$Linux_X86_64 LibreOffice_project/20m0$Build-2</meta:generator>
    <meta:document-statistic meta:table-count="0" meta:image-count="0" meta:object-count="0" meta:page-count="1" meta:paragraph-count="36" meta:word-count="196" meta:character-count="980" meta:non-whitespace-character-count="808"/>
  </office:meta>
</office:document-meta>
</file>